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dac" officeooo:paragraph-rsid="0007adac"/>
    </style:style>
    <style:style style:name="P2" style:family="paragraph" style:parent-style-name="Standard">
      <style:text-properties officeooo:rsid="0008b01e" officeooo:paragraph-rsid="0008b01e"/>
    </style:style>
    <style:style style:name="P3" style:family="paragraph" style:parent-style-name="Standard">
      <style:text-properties officeooo:rsid="000a42e8" officeooo:paragraph-rsid="000a42e8"/>
    </style:style>
    <style:style style:name="P4" style:family="paragraph" style:parent-style-name="Standard">
      <style:text-properties officeooo:rsid="0008b01e" officeooo:paragraph-rsid="0008b01e"/>
    </style:style>
    <style:style style:name="P5" style:family="paragraph" style:parent-style-name="Standard">
      <style:text-properties officeooo:rsid="0007adac" officeooo:paragraph-rsid="0007ad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flow</text:p>
      <text:p text:style-name="P1"/>
      <text:p text:style-name="P2">Image:</text:p>
      <text:p text:style-name="P2"/>
      <text:p text:style-name="P2">Running Container:</text:p>
      <text:p text:style-name="P1">Docker run takes an image in order to running container.</text:p>
      <text:p text:style-name="P1"/>
      <text:p text:style-name="P2">Stop Container:</text:p>
      <text:p text:style-name="P2"/>
      <text:p text:style-name="P2">Docker commit: Take images and mix containers</text:p>
      <text:p text:style-name="P2">New imag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Running Things in Docker</text:p>
      <text:p text:style-name="P3"/>
      <text:p text:style-name="P3">docker run</text:p>
      <text:p text:style-name="P3"/>
      <text:p text:style-name="P3">- Containers have a main process</text:p>
      <text:p text:style-name="P3">- The container stops when that process stops</text:p>
      <text:p text:style-name="P3">- Containers have names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1T12:23:20.689262709</meta:creation-date>
    <dc:date>2020-06-25T12:18:09.557909865</dc:date>
    <meta:editing-duration>PT15M51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3" meta:paragraph-count="12" meta:word-count="50" meta:character-count="296" meta:non-whitespace-character-count="258"/>
  </office:meta>
</office:document-meta>
</file>